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/>
    <style:font-face style:name="FreeSans1" svg:font-family="FreeSans" style:font-family-generic="swiss"/>
    <style:font-face style:name="Calibri Light1" svg:font-family="'Calibri Light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047" officeooo:paragraph-rsid="001b7047"/>
    </style:style>
    <style:style style:name="P2" style:family="paragraph" style:parent-style-name="Standard">
      <style:text-properties officeooo:rsid="001d387e" officeooo:paragraph-rsid="001d387e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1b7047" officeooo:paragraph-rsid="001b7047" style:font-style-asian="italic" style:font-style-complex="italic"/>
    </style:style>
    <style:style style:name="P4" style:family="paragraph" style:parent-style-name="Standard">
      <style:text-properties officeooo:rsid="001efe5b" officeooo:paragraph-rsid="001efe5b"/>
    </style:style>
    <style:style style:name="P5" style:family="paragraph" style:parent-style-name="Standard">
      <style:text-properties officeooo:rsid="001efe5b" officeooo:paragraph-rsid="0020dc82"/>
    </style:style>
    <style:style style:name="P6" style:family="paragraph" style:parent-style-name="Standard">
      <style:text-properties style:text-underline-style="solid" style:text-underline-width="auto" style:text-underline-color="font-color" officeooo:rsid="001b7047" officeooo:paragraph-rsid="001b7047"/>
    </style:style>
    <style:style style:name="P7" style:family="paragraph" style:parent-style-name="Standard">
      <style:text-properties officeooo:rsid="00215f89" officeooo:paragraph-rsid="00215f89"/>
    </style:style>
    <style:style style:name="P8" style:family="paragraph" style:parent-style-name="Standard">
      <style:text-properties fo:font-weight="bold" officeooo:rsid="001b7047" officeooo:paragraph-rsid="001b7047" style:font-weight-asian="bold" style:font-weight-complex="bold"/>
    </style:style>
    <style:style style:name="P9" style:family="paragraph" style:parent-style-name="Table_20_Contents">
      <style:paragraph-properties fo:margin-top="0cm" fo:margin-bottom="0.101cm" loext:contextual-spacing="false"/>
      <style:text-properties style:font-name="ARIAL" fo:font-size="11pt" fo:font-weight="bold" officeooo:rsid="00215f89" officeooo:paragraph-rsid="00215f8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cm" fo:margin-bottom="0.101cm" loext:contextual-spacing="false"/>
      <style:text-properties style:font-name="ARIAL" fo:font-size="11pt" fo:font-weight="normal" officeooo:rsid="00215f89" officeooo:paragraph-rsid="00215f8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break-before="page"/>
      <style:text-properties fo:font-weight="bold" officeooo:rsid="001b7047" officeooo:paragraph-rsid="001b7047" style:font-weight-asian="bold" style:font-weight-complex="bold"/>
    </style:style>
    <style:style style:name="P12" style:family="paragraph">
      <loext:graphic-properties draw:fill="solid" draw:fill-color="#e7e6e6"/>
      <style:paragraph-properties fo:text-align="start"/>
      <style:text-properties fo:font-size="18pt"/>
    </style:style>
    <style:style style:name="P13" style:family="paragraph">
      <loext:graphic-properties draw:fill="solid" draw:fill-color="#44546a"/>
      <style:paragraph-properties fo:text-align="start"/>
    </style:style>
    <style:style style:name="P14" style:family="paragraph">
      <loext:graphic-properties draw:fill="none"/>
      <style:paragraph-properties fo:text-align="start"/>
    </style:style>
    <style:style style:name="P15" style:family="paragraph">
      <style:paragraph-properties fo:margin-top="0.847cm" fo:margin-bottom="0.423cm" fo:line-height="90%" fo:text-align="start"/>
    </style:style>
    <style:style style:name="P16" style:family="paragraph">
      <loext:graphic-properties draw:fill="none"/>
      <style:paragraph-properties fo:margin-top="0.847cm" fo:margin-bottom="0.423cm" fo:line-height="90%" fo:text-align="start"/>
      <style:text-properties fo:font-size="44pt" style:font-size-asian="44pt" style:font-size-complex="44pt"/>
    </style:style>
    <style:style style:name="P17" style:family="paragraph">
      <style:paragraph-properties fo:margin-top="0cm" fo:margin-bottom="0.423cm" fo:line-height="100%" fo:text-align="end"/>
    </style:style>
    <style:style style:name="P18" style:family="paragraph">
      <style:paragraph-properties fo:margin-top="0.423cm" fo:margin-bottom="0cm" fo:line-height="100%" fo:text-align="end"/>
    </style:style>
    <style:style style:name="P19" style:family="paragraph">
      <loext:graphic-properties draw:fill="none"/>
      <style:paragraph-properties fo:margin-top="0cm" fo:margin-bottom="0.423cm" fo:line-height="100%" fo:text-align="en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20dc82"/>
    </style:style>
    <style:style style:name="T3" style:family="text">
      <style:text-properties fo:font-variant="normal" fo:text-transform="none" fo:color="#44546a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44546a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4546a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svg:stroke-width="0cm" draw:fill="solid" draw:fill-color="#e7e6e6" draw:textarea-vertical-align="top" draw:auto-grow-height="false" fo:min-height="29.45cm" fo:min-width="20.533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318cm" fo:margin-right="0.36cm" fo:margin-top="0cm" fo:margin-bottom="0.007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draw:fill="solid" draw:fill-color="#44546a" draw:textarea-vertical-align="top" draw:auto-grow-height="false" draw:fit-to-size="false" fo:min-height="7.313cm" fo:min-width="5.419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none" svg:stroke-width="0.035cm" draw:stroke-linejoin="miter" draw:fill="none" draw:textarea-vertical-align="middle" draw:auto-grow-height="false" draw:fit-to-size="false" fo:min-height="8.726cm" fo:min-width="6.833cm" fo:padding-top="0.127cm" fo:padding-bottom="0.127cm" fo:padding-left="0.254cm" fo:padding-right="0.254cm" fo:wrap-option="wrap" style:run-through="foreground"/>
    </style:style>
    <style:style style:name="gr6" style:family="graphic">
      <style:graphic-properties draw:stroke="none" svg:stroke-width="0.018cm" draw:fill="none" draw:textarea-vertical-align="bottom" draw:auto-grow-height="false" draw:fit-to-size="false" fo:min-height="5.066cm" fo:min-width="14.316cm" fo:padding-top="1.27cm" fo:padding-bottom="0cm" fo:padding-left="1.27cm" fo:padding-right="0cm" fo:wrap-option="wrap" style:run-through="foreground"/>
    </style:style>
    <style:style style:name="gr7" style:family="graphic">
      <style:graphic-properties fo:margin-left="0.318cm" fo:margin-right="0.318cm" fo:margin-top="0cm" fo:margin-bottom="0cm" style:run-through="foreground" style:wrap="run-through" style:number-wrapped-paragraphs="no-limit" style:vertical-pos="bottom" style:vertical-rel="page" style:horizontal-pos="from-left" style:horizontal-rel="page-end-margin" draw:wrap-influence-on-position="once-concurrent" style:flow-with-text="false"/>
    </style:style>
    <style:style style:name="gr8" style:family="graphic">
      <style:graphic-properties draw:stroke="none" svg:stroke-width="0cm" draw:fill="solid" draw:fill-color="#44546a" draw:textarea-vertical-align="top" draw:auto-grow-height="false" draw:fit-to-size="false" fo:min-height="7.717cm" fo:min-width="5.431cm" fo:padding-top="0.127cm" fo:padding-bottom="0.127cm" fo:padding-left="0.254cm" fo:padding-right="0.254cm" fo:wrap-option="wrap" style:run-through="foreground"/>
    </style:style>
    <style:style style:name="gr9" style:family="graphic">
      <style:graphic-properties draw:stroke="none" svg:stroke-width="0.035cm" draw:stroke-linejoin="miter" draw:fill="none" draw:textarea-vertical-align="middle" draw:auto-grow-height="false" draw:fit-to-size="false" fo:min-height="9.121cm" fo:min-width="6.784cm" fo:padding-top="0.127cm" fo:padding-bottom="0.127cm" fo:padding-left="0.254cm" fo:padding-right="0.254cm" fo:wrap-option="wrap" style:run-through="foreground"/>
    </style:style>
    <style:style style:name="gr10" style:family="graphic">
      <style:graphic-properties draw:stroke="none" svg:stroke-width="0.018cm" draw:fill="none" draw:textarea-vertical-align="bottom" draw:auto-grow-height="false" draw:fit-to-size="false" fo:min-height="2.912cm" fo:min-width="9.578cm" fo:padding-top="0cm" fo:padding-bottom="1.27cm" fo:padding-left="0cm" fo:padding-right="1.27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name="Rectángulo 2" draw:style-name="gr1" draw:text-style-name="P12" svg:width="21.033cm" svg:height="29.699cm" svg:x="-0.035cm" svg:y="0cm"><svg:title>Color de fondo</svg:title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" draw:name="Grupo 11" draw:style-name="gr2"><svg:title>Título y subtítulo con gráfico de marca de recorte</svg:title><draw:g draw:name="Grupo 6" draw:style-name="gr3"><draw:custom-shape draw:name="Forma libre 3" draw:style-name="gr4" draw:text-style-name="P13" svg:width="5.926cm" svg:height="7.566cm" svg:x="1.227cm" svg:y="1.025cm"><text:p/><draw:enhanced-geometry draw:mirror-horizontal="false" draw:mirror-vertical="false" svg:viewBox="0 0 0 0" drawooo:sub-view-size="1344 1806" draw:text-areas="0 0 ?f14 ?f15" draw:type="ooxml-non-primitive" draw:enhanced-path="M 168 1806 L 0 1806 0 0 1344 0 1344 165 168 165 168 1806 Z N"><draw:equation draw:name="f0" draw:formula="168*logwidth/1344"/><draw:equation draw:name="f1" draw:formula="1806*logheight/1806"/><draw:equation draw:name="f2" draw:formula="0*logwidth/1344"/><draw:equation draw:name="f3" draw:formula="1806*logheight/1806"/><draw:equation draw:name="f4" draw:formula="0*logwidth/1344"/><draw:equation draw:name="f5" draw:formula="0*logheight/1806"/><draw:equation draw:name="f6" draw:formula="1344*logwidth/1344"/><draw:equation draw:name="f7" draw:formula="0*logheight/1806"/><draw:equation draw:name="f8" draw:formula="1344*logwidth/1344"/><draw:equation draw:name="f9" draw:formula="165*logheight/1806"/><draw:equation draw:name="f10" draw:formula="168*logwidth/1344"/><draw:equation draw:name="f11" draw:formula="165*logheight/1806"/><draw:equation draw:name="f12" draw:formula="168*logwidth/1344"/><draw:equation draw:name="f13" draw:formula="1806*logheight/1806"/><draw:equation draw:name="f14" draw:formula="logwidth"/><draw:equation draw:name="f15" draw:formula="logheight"/></draw:enhanced-geometry></draw:custom-shape><draw:custom-shape draw:name="Rectángulo 5" draw:style-name="gr5" draw:text-style-name="P14" svg:width="7.34cm" svg:height="8.979cm" svg:x="-0.175cm" svg:y="-0.3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Cuadro de texto 9" draw:style-name="gr6" draw:text-style-name="P16" svg:width="15.585cm" svg:height="6.335cm" svg:x="2.049cm" svg:y="2.105cm"><text:p text:style-name="P15"><text:span text:style-name="T3">Desenvo</text:span><text:span text:style-name="T3">lupamen</text:span><text:span text:style-name="T3">t </text:span><text:span text:style-name="T3">Col·labo</text:span><text:span text:style-name="T3">rati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" draw:name="Grupo 12" draw:style-name="gr7"><svg:title>Nombre del autor y de la empresa con un gráfico de marca de recorte</svg:title><draw:g draw:name="Grupo 8" draw:style-name="gr3"><draw:custom-shape draw:name="Forma libre 4" draw:style-name="gr8" draw:text-style-name="P13" svg:width="5.938cm" svg:height="7.97cm" svg:x="5.662cm" svg:y="20.325cm"><text:p/><draw:enhanced-geometry draw:mirror-horizontal="false" draw:mirror-vertical="false" svg:viewBox="0 0 0 0" drawooo:sub-view-size="1344 1806" draw:text-areas="0 0 ?f14 ?f15" draw:type="ooxml-non-primitive" draw:enhanced-path="M 1344 1806 L 0 1806 0 1641 1176 1641 1176 0 1344 0 1344 1806 Z N"><draw:equation draw:name="f0" draw:formula="1344*logwidth/1344"/><draw:equation draw:name="f1" draw:formula="1806*logheight/1806"/><draw:equation draw:name="f2" draw:formula="0*logwidth/1344"/><draw:equation draw:name="f3" draw:formula="1806*logheight/1806"/><draw:equation draw:name="f4" draw:formula="0*logwidth/1344"/><draw:equation draw:name="f5" draw:formula="1641*logheight/1806"/><draw:equation draw:name="f6" draw:formula="1176*logwidth/1344"/><draw:equation draw:name="f7" draw:formula="1641*logheight/1806"/><draw:equation draw:name="f8" draw:formula="1176*logwidth/1344"/><draw:equation draw:name="f9" draw:formula="0*logheight/1806"/><draw:equation draw:name="f10" draw:formula="1344*logwidth/1344"/><draw:equation draw:name="f11" draw:formula="0*logheight/1806"/><draw:equation draw:name="f12" draw:formula="1344*logwidth/1344"/><draw:equation draw:name="f13" draw:formula="1806*logheight/1806"/><draw:equation draw:name="f14" draw:formula="logwidth"/><draw:equation draw:name="f15" draw:formula="logheight"/></draw:enhanced-geometry></draw:custom-shape><draw:custom-shape draw:name="Rectángulo 7" draw:style-name="gr9" draw:text-style-name="P14" svg:width="7.291cm" svg:height="9.374cm" svg:x="5.689cm" svg:y="20.32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Cuadro de texto 10" draw:style-name="gr10" draw:text-style-name="P19" svg:width="10.847cm" svg:height="4.181cm" svg:x="0cm" svg:y="23.394cm"><text:p text:style-name="P17"><text:span text:style-name="T4">YURIY NAVROTSKYY</text:span></text:p><text:p text:style-name="P18"><text:span text:style-name="T5">2N DA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1"/>
      <text:p text:style-name="P11">Eines necessaries per realitzar el nostre projecte:</text:p>
      <text:p text:style-name="P1"/>
      <text:p text:style-name="P3">Un editor de text :</text:p>
      <text:p text:style-name="P1"/>
      <text:p text:style-name="P1"><text:tab/>Val qualsevol, sempre que no formati el text. Per això, els més adequats són els més senzills <text:tab/>(com per ex., El bloc de notes). Si s'utilitzen processadors com el Word, s'han de guardar els <text:tab/>fitxers com 'Només Text', perquè no introdueixi ordres de format, que poden provocar errors <text:tab/>a carregar-lo al navegador.</text:p>
      <text:p text:style-name="P1"/>
      <text:p text:style-name="P3">Un visualitzador o navegador de la web:</text:p>
      <text:p text:style-name="P6"/>
      <text:p text:style-name="P1"><text:tab/> FireFox, Microsoft Explorer, Google Chrome, Safari, etc.</text:p>
      <text:p text:style-name="P1"/>
      <text:p text:style-name="P4"><text:span text:style-name="T1">GitHub</text:span>:</text:p>
      <text:p text:style-name="P4"/>
      <text:p text:style-name="P5"><text:tab/><text:span text:style-name="T2">Utilitzarem aquet</text:span> sistema de control de versions Git, <text:span text:style-name="T2">p</text:span>er allotjar <text:span text:style-name="T2">el nostre </text:span>projecte, per tenir-<text:tab/>ho tot actualitzat i perque puguin treballar tots els membres del grup.</text:p>
      <text:p text:style-name="P1"/>
      <text:p text:style-name="P1"/>
      <text:p text:style-name="P2">L'editor de text el farem servir per anar escrivint els documents HTML, que serà</text:p>
      <text:p text:style-name="P2">posteriorment interpretat pel navegador, de manera que anirem comprovant els canvis i afegits que anem efectuant.</text:p>
      <text:p text:style-name="P2"/>
      <text:p text:style-name="P2"/>
      <text:p text:style-name="P2"><text:span text:style-name="T1">Mètode de treball:</text:span> Amb l'editor de text crearem un fitxer amb el nom que vulguem (p. Ex. El primer posarem index.html), però que ha de tenir necessàriament l'extensió .html.</text:p>
      <text:p text:style-name="P2"/>
      <text:p text:style-name="P2">Hi haurà un fitxer diferent per a cada apartat; convé crear un directori específic en el seu ordinador i anar-los guardant en ell.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Mockup:</text:p>
      <text:p text:style-name="P10"/>
      <text:p text:style-name="P10">Abans de començar a crear la nostra pagina web, hem decidit fer un mockup de totes les pagines que volom per tenir clar que haurem de fer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/>
    <style:font-face style:name="FreeSans1" svg:font-family="FreeSans" style:font-family-generic="swiss"/>
    <style:font-face style:name="Calibri Light1" svg:font-family="'Calibri Light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6:47:33.931059358</meta:creation-date>
    <dc:date>2016-10-21T15:08:41.645173142</dc:date>
    <meta:editing-duration>PT35M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4" meta:paragraph-count="13" meta:word-count="216" meta:character-count="1297" meta:non-whitespace-character-count="1087"/>
  </office:meta>
</office:document-meta>
</file>